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d8305"/>
    </style:style>
    <style:style style:name="P2" style:family="paragraph" style:parent-style-name="Text_20_body" style:list-style-name="L12"/>
    <style:style style:name="P3" style:family="paragraph" style:parent-style-name="Text_20_body" style:list-style-name="L12">
      <style:paragraph-properties fo:margin-top="0in" fo:margin-bottom="0in" style:contextual-spacing="false"/>
    </style:style>
    <style:style style:name="P4" style:family="paragraph" style:parent-style-name="Text_20_body" style:list-style-name="L13"/>
    <style:style style:name="P5" style:family="paragraph" style:parent-style-name="Text_20_body" style:list-style-name="L13">
      <style:paragraph-properties fo:margin-top="0in" fo:margin-bottom="0in" style:contextual-spacing="false"/>
    </style:style>
    <style:style style:name="P6" style:family="paragraph" style:parent-style-name="Text_20_body" style:list-style-name="L14"/>
    <style:style style:name="P7" style:family="paragraph" style:parent-style-name="Text_20_body" style:list-style-name="L14">
      <style:paragraph-properties fo:margin-top="0in" fo:margin-bottom="0in" style:contextual-spacing="false"/>
    </style:style>
    <style:style style:name="P8" style:family="paragraph" style:parent-style-name="Text_20_body" style:list-style-name="L15"/>
    <style:style style:name="P9" style:family="paragraph" style:parent-style-name="Text_20_body" style:list-style-name="L15">
      <style:paragraph-properties fo:margin-top="0in" fo:margin-bottom="0in" style:contextual-spacing="false"/>
    </style:style>
    <style:style style:name="P10" style:family="paragraph" style:parent-style-name="Text_20_body" style:list-style-name="L16"/>
    <style:style style:name="P11" style:family="paragraph" style:parent-style-name="Text_20_body" style:list-style-name="L16">
      <style:paragraph-properties fo:margin-top="0in" fo:margin-bottom="0in" style:contextual-spacing="false"/>
    </style:style>
    <style:style style:name="P12" style:family="paragraph" style:parent-style-name="Text_20_body" style:list-style-name="L17"/>
    <style:style style:name="P13" style:family="paragraph" style:parent-style-name="Text_20_body" style:list-style-name="L17">
      <style:paragraph-properties fo:margin-top="0in" fo:margin-bottom="0in" style:contextual-spacing="false"/>
    </style:style>
    <style:style style:name="P14" style:family="paragraph" style:parent-style-name="Text_20_body" style:list-style-name="L18"/>
    <style:style style:name="P15" style:family="paragraph" style:parent-style-name="Text_20_body" style:list-style-name="L18">
      <style:paragraph-properties fo:margin-top="0in" fo:margin-bottom="0in" style:contextual-spacing="false"/>
    </style:style>
    <style:style style:name="P16" style:family="paragraph" style:parent-style-name="Text_20_body" style:list-style-name="L19"/>
    <style:style style:name="P17" style:family="paragraph" style:parent-style-name="Text_20_body" style:list-style-name="L19">
      <style:paragraph-properties fo:margin-top="0in" fo:margin-bottom="0in" style:contextual-spacing="false"/>
    </style:style>
    <style:style style:name="P18" style:family="paragraph" style:parent-style-name="Text_20_body" style:list-style-name="L20"/>
    <style:style style:name="P19" style:family="paragraph" style:parent-style-name="Text_20_body" style:list-style-name="L20">
      <style:paragraph-properties fo:margin-top="0in" fo:margin-bottom="0in" style:contextual-spacing="false"/>
    </style:style>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2">
      <style:paragraph-properties fo:margin-top="0in" fo:margin-bottom="0in" style:contextual-spacing="false"/>
    </style:style>
    <style:style style:name="P23" style:family="paragraph" style:parent-style-name="Text_20_body" style:list-style-name="L23"/>
    <style:style style:name="P24" style:family="paragraph" style:parent-style-name="Text_20_body" style:list-style-name="L23">
      <style:paragraph-properties fo:margin-top="0in" fo:margin-bottom="0in" style:contextual-spacing="false"/>
    </style:style>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5">
      <style:paragraph-properties fo:margin-top="0in" fo:margin-bottom="0in" style:contextual-spacing="false"/>
    </style:style>
    <style:style style:name="P28" style:family="paragraph" style:parent-style-name="Text_20_body" style:list-style-name="L24">
      <style:text-properties officeooo:rsid="001d8305" officeooo:paragraph-rsid="001d8305"/>
    </style:style>
    <style:style style:name="T1" style:family="text">
      <style:text-properties fo:font-weight="bold" style:font-weight-asian="bold" style:font-weight-complex="bold"/>
    </style:style>
    <style:style style:name="T2" style:family="text">
      <style:text-properties officeooo:rsid="001d830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2">Fadhil Mulinya</text:span></text:span></text:h>
      <text:p text:style-name="Text_20_body"><text:span text:style-name="Strong_20_Emphasis">Developer Relations Expert | Blockchain Educator | Community Builder</text:span></text:p>
      <text:p text:style-name="Text_20_body"><text:span text:style-name="Strong_20_Emphasis">Contact Information</text:span><text:line-break/><text:span text:style-name="T2">mulinyafadhil@gmail.com</text:span> | linkedin.com/in/fadhil-mulinya | <text:span text:style-name="T2">github.com/FadhilMulinya</text:span> | <text:span text:style-name="T2">x.com/mulinyafadhil</text:span></text:p>
      <text:p text:style-name="Horizontal_20_Line"/>
      <text:h text:style-name="Heading_20_3" text:outline-level="3"><text:span text:style-name="Strong_20_Emphasis">Professional Summary</text:span></text:h>
      <text:p text:style-name="Text_20_body">Developer Relations professional with extensive experience in blockchain onboarding, community building, and technical mentorship across Africa. Skilled in creating engaged developer communities through hands-on training, workshops, and strategic outreach. Proven success in building partnerships with Web3 initiatives to broaden access to decentralized technology, particularly within Arbitrum, ICP, and Base ecosystems. An innovative thinker in blockchain application, co-founding two startups that leverage blockchain for practical solutions in education and finance. Fluent in Solidity, JavaScript, and continuously expanding expertise in Rust.</text:p>
      <text:p text:style-name="Horizontal_20_Line"/>
      <text:h text:style-name="Heading_20_3" text:outline-level="3"><text:span text:style-name="Strong_20_Emphasis">Professional Experience</text:span></text:h>
      <text:h text:style-name="Heading_20_4" text:outline-level="4"><text:span text:style-name="Strong_20_Emphasis">African Meta Club – Business Development and Partnerships Lead</text:span></text:h>
      <text:p text:style-name="Text_20_body"><text:span text:style-name="Emphasis">March 2024 – Present | Kenya (Remote)</text:span></text:p>
      <text:list xml:id="list3510784354" text:style-name="L12">
        <text:list-item>
          <text:p text:style-name="P3"><text:span text:style-name="Strong_20_Emphasis">Driving Partnerships</text:span>: Collaborated with Key Opinion Leaders (KOLs) and influencers to amplify MetaMeta Club's visibility, integrating African culture with technologies such as the metaverse, blockchain, AI, XR, and AR.</text:p>
        </text:list-item>
        <text:list-item>
          <text:p text:style-name="P3"><text:span text:style-name="Strong_20_Emphasis">Strategic Partnerships and Revenue Growth</text:span>: Established collaborations with protocols, companies, and events, creating new revenue channels and supporting MetaMeta Club’s mission of ecosystem expansion.</text:p>
        </text:list-item>
        <text:list-item>
          <text:p text:style-name="P3"><text:span text:style-name="Strong_20_Emphasis">Business Strategy Development</text:span>: Crafted actionable business development plans, transforming high-level ideas into measurable outcomes to meet strategic goals.</text:p>
        </text:list-item>
        <text:list-item>
          <text:p text:style-name="P3"><text:span text:style-name="Strong_20_Emphasis">Relationship Building</text:span>: Fostered strong, lasting partnerships with clients, partners, and collaborators to drive mutual growth.</text:p>
        </text:list-item>
        <text:list-item>
          <text:p text:style-name="P3"><text:span text:style-name="Strong_20_Emphasis">Market Research</text:span>: Conducted detailed market analysis to inform strategies, continuously identifying new opportunities for innovation.</text:p>
        </text:list-item>
        <text:list-item>
          <text:p text:style-name="P2"><text:span text:style-name="Strong_20_Emphasis">Negotiation and Partnership Agreements</text:span>: Led discussions and finalized agreements to secure long-term, mutually beneficial partnerships.</text:p>
        </text:list-item>
      </text:list>
      <text:h text:style-name="Heading_20_4" text:outline-level="4"><text:span text:style-name="Strong_20_Emphasis">Umojaverse – Developer Relations Specialist</text:span></text:h>
      <text:p text:style-name="Text_20_body"><text:span text:style-name="Emphasis">March 2024 – Present</text:span></text:p>
      <text:list xml:id="list1880644089" text:style-name="L13">
        <text:list-item>
          <text:p text:style-name="P5"><text:span text:style-name="Strong_20_Emphasis">Developer Education and Mentorship</text:span>: Led comprehensive training sessions, empowering developers to build applications on the Arbitrum network. Created interactive learning resources, which increased engagement and broadened the Web3 developer base.</text:p>
        </text:list-item>
        <text:list-item>
          <text:p text:style-name="P5"><text:soft-page-break/><text:span text:style-name="Strong_20_Emphasis">Community Events and Campus Tours</text:span>: Organized multi-campus events focused on onboarding new developers to Arbitrum, offering hands-on education to make Web3 accessible.</text:p>
        </text:list-item>
        <text:list-item>
          <text:p text:style-name="P4"><text:span text:style-name="Strong_20_Emphasis">Cross-Community Collaborations</text:span>: Partnered with various blockchain and educational communities to strengthen Umojaverse’s presence and increase Arbitrum’s visibility across East Africa.</text:p>
        </text:list-item>
      </text:list>
      <text:h text:style-name="Heading_20_4" text:outline-level="4"><text:span text:style-name="Strong_20_Emphasis">Hyperledger Kenya Chapter – Team Lead</text:span></text:h>
      <text:p text:style-name="Text_20_body"><text:span text:style-name="Emphasis">December 2023 – July 2024 | Kenya (Hybrid)</text:span></text:p>
      <text:list xml:id="list3311933397" text:style-name="L14">
        <text:list-item>
          <text:p text:style-name="P7"><text:span text:style-name="Strong_20_Emphasis">Technical Mentorship and Guidance</text:span>: Provided mentorship to individuals and teams on Hyperledger development, equipping them with knowledge of Hyperledger's transformative potential.</text:p>
        </text:list-item>
        <text:list-item>
          <text:p text:style-name="P7"><text:span text:style-name="Strong_20_Emphasis">Community Building and Event Leadership</text:span>: Organized and led campus-based and community events focused on promoting and educating developers about Hyperledger technology.</text:p>
        </text:list-item>
        <text:list-item>
          <text:p text:style-name="P6"><text:span text:style-name="Strong_20_Emphasis">Advocacy and Technology Promotion</text:span>: Championed Hyperledger technology in Kenya, creating a vibrant developer community through engagement and training.</text:p>
        </text:list-item>
      </text:list>
      <text:h text:style-name="Heading_20_4" text:outline-level="4"><text:span text:style-name="Strong_20_Emphasis">Arbitrum Kenya Community – Founding Technical Mentor</text:span></text:h>
      <text:list xml:id="list1999349968" text:style-name="L15">
        <text:list-item>
          <text:p text:style-name="P9"><text:span text:style-name="Strong_20_Emphasis">Community Engagement</text:span>: Built a dedicated, active developer community by providing technical mentorship, organizing coding sessions, and fostering an environment conducive to learning.</text:p>
        </text:list-item>
        <text:list-item>
          <text:p text:style-name="P8"><text:span text:style-name="Strong_20_Emphasis">Campus Outreach</text:span>: Hosted Arbitrum-centric campus tours, making blockchain and Web3 more accessible for students and developers.</text:p>
        </text:list-item>
      </text:list>
      <text:h text:style-name="Heading_20_4" text:outline-level="4"><text:span text:style-name="Strong_20_Emphasis">ICP (Internet Computer) – Technical Ambassador</text:span></text:h>
      <text:p text:style-name="Text_20_body"><text:span text:style-name="Emphasis">September 2023 – March 2024</text:span></text:p>
      <text:list xml:id="list3513776215" text:style-name="L16">
        <text:list-item>
          <text:p text:style-name="P11"><text:span text:style-name="Strong_20_Emphasis">Onboarding and Community Building</text:span>: Served as a primary technical contact for new developers, organizing meetups and Q&amp;A sessions to facilitate collaboration and support.</text:p>
        </text:list-item>
        <text:list-item>
          <text:p text:style-name="P10"><text:span text:style-name="Strong_20_Emphasis">Content Development</text:span>: Created educational content, FAQs, and troubleshooting guides to help community members gain confidence with ICP technologies.</text:p>
        </text:list-item>
      </text:list>
      <text:h text:style-name="Heading_20_4" text:outline-level="4"><text:span text:style-name="Strong_20_Emphasis">Base East Africa Community – Community Leader &amp; Smart Contract Instructor</text:span></text:h>
      <text:p text:style-name="Text_20_body"><text:span text:style-name="Emphasis">September 2024 – Present</text:span></text:p>
      <text:list xml:id="list2755823979" text:style-name="L17">
        <text:list-item>
          <text:p text:style-name="P13"><text:span text:style-name="Strong_20_Emphasis">Workshop Facilitation</text:span>: Led workshops (both online and offline) to guide developers in using the Base ecosystem, offering Q&amp;A sessions and live coding to foster understanding.</text:p>
        </text:list-item>
        <text:list-item>
          <text:p text:style-name="P12"><text:span text:style-name="Strong_20_Emphasis">Knowledge Sharing</text:span>: Supported developers in transitioning to Base, promoting best practices and providing personalized technical guidance.</text:p>
        </text:list-item>
      </text:list>
      <text:h text:style-name="Heading_20_4" text:outline-level="4"><text:span text:style-name="Strong_20_Emphasis">Ledgerlady – Community Educator and Workshop Host</text:span></text:h>
      <text:p text:style-name="Text_20_body"><text:span text:style-name="Emphasis">March 2024 – Present</text:span></text:p>
      <text:list xml:id="list1901834857" text:style-name="L18">
        <text:list-item>
          <text:p text:style-name="P15"><text:span text:style-name="Strong_20_Emphasis">Women in Blockchain</text:span>: Led workshops aimed at introducing women to blockchain, developing a curriculum that promotes diversity and inclusivity in Web3.</text:p>
        </text:list-item>
        <text:list-item>
          <text:p text:style-name="P14"><text:soft-page-break/><text:span text:style-name="Strong_20_Emphasis">Curriculum Development</text:span>: Designed interactive content to simplify blockchain concepts, successfully expanding Ledgerlady’s reach and community impact.</text:p>
        </text:list-item>
      </text:list>
      <text:h text:style-name="Heading_20_4" text:outline-level="4"><text:span text:style-name="Strong_20_Emphasis">Nexuspay – Growth Lead &amp; Product Support (Founding Team)</text:span></text:h>
      <text:p text:style-name="Text_20_body"><text:span text:style-name="Emphasis">August 2023 – Present</text:span></text:p>
      <text:list xml:id="list1273600789" text:style-name="L19">
        <text:list-item>
          <text:p text:style-name="P17"><text:span text:style-name="Strong_20_Emphasis">Product Development and User Support</text:span>: Played a key role in shaping Nexuspay, a mobile wallet enabling stablecoin transactions across Kenya, by providing user insights, feedback, and technical support.</text:p>
        </text:list-item>
        <text:list-item>
          <text:p text:style-name="P16"><text:span text:style-name="Strong_20_Emphasis">User Engagement</text:span>: Assisted users in navigating product functionalities and troubleshooting issues, ultimately optimizing user experience and retention.</text:p>
        </text:list-item>
      </text:list>
      <text:h text:style-name="Heading_20_4" text:outline-level="4"><text:span text:style-name="Strong_20_Emphasis">Zenstreet – Growth Lead</text:span></text:h>
      <text:p text:style-name="Text_20_body"><text:span text:style-name="Emphasis">November 2024 – Present</text:span><text:line-break/>A fintech startup based in Nigeria and Ghana, focused on making financial markets and education more accessible.</text:p>
      <text:list xml:id="list1671950286" text:style-name="L20">
        <text:list-item>
          <text:p text:style-name="P19"><text:span text:style-name="Strong_20_Emphasis">Identifying Business Opportunities</text:span>: Developed partnerships and identified new clients to expand Zenstreet’s impact in West Africa.</text:p>
        </text:list-item>
        <text:list-item>
          <text:p text:style-name="P18"><text:span text:style-name="Strong_20_Emphasis">Community Building and Engagement</text:span>: Led efforts to track and optimize community engagement metrics, promoting financial inclusivity and education.</text:p>
        </text:list-item>
      </text:list>
      <text:p text:style-name="Horizontal_20_Line"/>
      <text:h text:style-name="Heading_20_3" text:outline-level="3"><text:span text:style-name="Strong_20_Emphasis">Entrepreneurial Ventures</text:span></text:h>
      <text:h text:style-name="Heading_20_4" text:outline-level="4"><text:span text:style-name="Strong_20_Emphasis">Edupay (Co-Founder)</text:span></text:h>
      <text:p text:style-name="Text_20_body"><text:span text:style-name="Emphasis">August 2024 – Present</text:span></text:p>
      <text:list xml:id="list1267305670" text:style-name="L21">
        <text:list-item>
          <text:p text:style-name="P20">Created a blockchain platform for school fee payments, streamlining transactions via stablecoins and making financial services accessible to schools and families.</text:p>
        </text:list-item>
      </text:list>
      <text:h text:style-name="Heading_20_4" text:outline-level="4"><text:span text:style-name="Strong_20_Emphasis">Credentify (Co-Founder)</text:span></text:h>
      <text:p text:style-name="Text_20_body"><text:span text:style-name="Emphasis">October 2024 – Present</text:span></text:p>
      <text:list xml:id="list4055769661" text:style-name="L22">
        <text:list-item>
          <text:p text:style-name="P22"><text:span text:style-name="Strong_20_Emphasis">NFT Certification Platform</text:span>: Launched an ERC6551-powered platform that allows schools to issue verifiable NFTs linked to students’ achievements.</text:p>
        </text:list-item>
        <text:list-item>
          <text:p text:style-name="P21"><text:span text:style-name="Strong_20_Emphasis">Student Portfolios and Employment Verification</text:span>: Enabled students to create NFT portfolios and introduced NFT-based employment verification, providing a secure and decentralized record of achievements.</text:p>
        </text:list-item>
      </text:list>
      <text:p text:style-name="Horizontal_20_Line"/>
      <text:h text:style-name="Heading_20_3" text:outline-level="3"><text:span text:style-name="Strong_20_Emphasis">Technical Skills</text:span></text:h>
      <text:list xml:id="list3243339927" text:style-name="L23">
        <text:list-item>
          <text:p text:style-name="P24"><text:span text:style-name="Strong_20_Emphasis">Languages</text:span>: Solidity, JavaScript (proficient), Rust (in progress)</text:p>
        </text:list-item>
        <text:list-item>
          <text:p text:style-name="P24"><text:span text:style-name="Strong_20_Emphasis">Blockchain Platforms</text:span>: Arbitrum, ICP, Base, Ethereum, Hyperledger</text:p>
        </text:list-item>
        <text:list-item>
          <text:p text:style-name="P23"><text:span text:style-name="Strong_20_Emphasis">Tools</text:span>: IPFS, Pinata, ERC6551 protocol, wallet integrations</text:p>
        </text:list-item>
      </text:list>
      <text:p text:style-name="Horizontal_20_Line"/>
      <text:h text:style-name="Heading_20_3" text:outline-level="3"><text:soft-page-break/><text:span text:style-name="Strong_20_Emphasis">Community Leadership and Event Management</text:span></text:h>
      <text:list xml:id="list1659569617" text:style-name="L24">
        <text:list-item>
          <text:p text:style-name="P25"><text:span text:style-name="Strong_20_Emphasis">CodeAfrica Conference</text:span> <text:span text:style-name="T2">2024<text:line-break/></text:span> Organizer and Featured Speaker<text:line-break/>Coordinated panels, hands-on sessions, and spoke on topics ranging from blockchain adoption to best practices in Web3 development.</text:p>
        </text:list-item>
        <text:list-item>
          <text:p text:style-name="P25"><text:span text:style-name="Strong_20_Emphasis">Arbitrum Campus Tours with Ledgerlady</text:span> <text:span text:style-name="T2">2024</text:span>– Host and Instructor<text:line-break/>Organized campus tours, providing training to introduce students to the Arbitrum network and encourage inclusivity in blockchain.</text:p>
        </text:list-item>
        <text:list-item>
          <text:p text:style-name="P25"><text:span text:style-name="Strong_20_Emphasis">Arbitrum Summit (Kenya)</text:span> <text:span text:style-name="T2">2024</text:span>– Co-organizer<text:line-break/>Contributed to planning and executing Kenya’s Arbitrum Summit, overseeing developer-focused workshops and community networking.</text:p>
        </text:list-item>
        <text:list-item>
          <text:p text:style-name="P25"><text:span text:style-name="Strong_20_Emphasis">ETH Safari Conference</text:span> <text:s/><text:span text:style-name="T2">2024</text:span>– Volunteer and Facilitator<text:line-break/>Supported the organization of developer workshops, managed event logistics, and facilitated discussions to promote knowledge sharing.</text:p>
        </text:list-item>
        <text:list-item>
          <text:p text:style-name="P25"><text:span text:style-name="Strong_20_Emphasis">Developer Bootcamps with Risein and W3zetech </text:span><text:span text:style-name="Strong_20_Emphasis"><text:span text:style-name="T2">2024</text:span></text:span><text:span text:style-name="Strong_20_Emphasis"><text:line-break/></text:span> Session Leader<text:line-break/>Led bootcamp sessions on blockchain skills, helping participants develop hands-on experience in Web3 development.</text:p>
        </text:list-item>
        <text:list-item>
          <text:p text:style-name="P28"><text:span text:style-name="T1">Africa Metaverse Summit 2023</text:span><text:line-break/>-Played a key role in organizing this summit and it wass all about exposing African Stratups and technlogies in the metaverse.</text:p>
        </text:list-item>
        <text:list-item>
          <text:p text:style-name="P28"><text:span text:style-name="T1">Kenya NFT Summit 2023</text:span><text:line-break/>Played apart <text:s/>in volunteering to make the day <text:s/>success onboarding masses to web3 and understand about NFTS.</text:p>
        </text:list-item>
      </text:list>
      <text:p text:style-name="Horizontal_20_Line"><text:span text:style-name="Strong_20_Emphasis"/></text:p>
      <text:h text:style-name="Heading_20_3" text:outline-level="3"><text:span text:style-name="Strong_20_Emphasis">Core Competencies</text:span></text:h>
      <text:list xml:id="list427599402" text:style-name="L25">
        <text:list-item>
          <text:p text:style-name="P27"><text:span text:style-name="Strong_20_Emphasis">Community Building &amp; Engagement</text:span>: Demonstrated expertise in fostering vibrant, engaged developer communities.</text:p>
        </text:list-item>
        <text:list-item>
          <text:p text:style-name="P27"><text:span text:style-name="Strong_20_Emphasis">Technical Mentorship &amp; Education</text:span>: Skilled at translating complex concepts into accessible knowledge.</text:p>
        </text:list-item>
        <text:list-item>
          <text:p text:style-name="P27"><text:span text:style-name="Strong_20_Emphasis">Event Organization</text:span>: Experienced in organizing conferences, workshops, and developer events.</text:p>
        </text:list-item>
        <text:list-item>
          <text:p text:style-name="P26"><text:span text:style-name="Strong_20_Emphasis">Consulting &amp; Strategy</text:span>: Advised Web3 projects on community-building, product design, and development strategies.</text:p>
        </text:list-item>
      </text:list>
      <text:p text:style-name="Text_20_body"><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8:25:18.125955212</meta:creation-date>
    <dc:date>2024-11-12T19:07:23.740158847</dc:date>
    <meta:editing-duration>PT9M55S</meta:editing-duration>
    <meta:editing-cycles>1</meta:editing-cycles>
    <meta:document-statistic meta:table-count="0" meta:image-count="0" meta:object-count="0" meta:page-count="4" meta:paragraph-count="72" meta:word-count="1046" meta:character-count="8117" meta:non-whitespace-character-count="7160"/>
    <meta:generator>LibreOffice/7.3.7.2$Linux_X86_64 LibreOffice_project/30$Build-2</meta:generator>
  </office:meta>
</office:document-meta>
</file>